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bre la Barbería Alura</text:p>
      <text:p text:style-name="P1"/>
      <text:p text:style-name="Standard">Ubicada en el corazón de la ciudad, la Barbería Alura trae para el mercado lo que hay de mejor para su cabello y barba. Fundada en 2020, la Barbería Alura ya es destaque en la ciudad y conquista nuevos clientes diariamente. </text:p>
      <text:p text:style-name="Standard">Nuestra misión es: <text:span text:style-name="T1">"Proporcionar autoestima y calidad de vida a nuestros clientes".</text:span></text:p>
      <text:p text:style-name="Standard">Ofrecemos profesionales experimentados que están constantemente observando los cambios y movimiento en el mundo de la moda, para así ofrecer a nuestros clientes las últimas tendencias. El atendimiento posee un padrón de excelencia y agilidad, garantizando calidad y satisfacción de nuestros clientes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SV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SV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1T16:34:03.655000000</meta:creation-date>
    <dc:date>2022-05-11T16:35:26.308000000</dc:date>
    <meta:editing-duration>PT1M28S</meta:editing-duration>
    <meta:editing-cycles>1</meta:editing-cycles>
    <meta:document-statistic meta:table-count="0" meta:image-count="0" meta:object-count="0" meta:page-count="1" meta:paragraph-count="4" meta:word-count="99" meta:character-count="631" meta:non-whitespace-character-count="534"/>
    <meta:generator>LibreOffice/7.1.3.2$Windows_X86_64 LibreOffice_project/47f78053abe362b9384784d31a6e56f8511eb1c1</meta:generator>
  </office:meta>
</office:document-meta>
</file>